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5.302cm" table:align="left"/>
    </style:style>
    <style:style style:name="Tableau1.A" style:family="table-column">
      <style:table-column-properties style:column-width="5.30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604cm" style:rel-column-width="2043*"/>
    </style:style>
    <style:style style:name="Tableau2.B" style:family="table-column">
      <style:table-column-properties style:column-width="1.995cm" style:rel-column-width="1131*"/>
    </style:style>
    <style:style style:name="Tableau2.C" style:family="table-column">
      <style:table-column-properties style:column-width="4.3cm" style:rel-column-width="2438*"/>
    </style:style>
    <style:style style:name="Tableau2.D" style:family="table-column">
      <style:table-column-properties style:column-width="7.101cm" style:rel-column-width="402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background-color="#e0efd4" fo:padding="0.097cm" fo:border-left="0.05pt solid #000000" fo:border-right="none" fo:border-top="none" fo:border-bottom="0.05pt solid #000000">
        <style:background-image/>
      </style:table-cell-properties>
    </style:style>
    <style:style style:name="Tableau2.D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2.A5" style:family="table-cell">
      <style:table-cell-properties fo:background-color="#adc5e7" fo:padding="0.097cm" fo:border-left="0.05pt solid #000000" fo:border-right="none" fo:border-top="none" fo:border-bottom="0.05pt solid #000000">
        <style:background-image/>
      </style:table-cell-properties>
    </style:style>
    <style:style style:name="Tableau2.D5" style:family="table-cell">
      <style:table-cell-properties fo:background-color="#adc5e7"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text-underline-style="solid" style:text-underline-width="auto" style:text-underline-color="font-color" officeooo:rsid="0015fd98" officeooo:paragraph-rsid="0015fd98"/>
    </style:style>
    <style:style style:name="P2" style:family="paragraph" style:parent-style-name="Standard">
      <style:text-properties officeooo:rsid="0015fd98" officeooo:paragraph-rsid="0015fd98"/>
    </style:style>
    <style:style style:name="P3" style:family="paragraph" style:parent-style-name="Standard">
      <style:text-properties officeooo:rsid="00163620" officeooo:paragraph-rsid="00163620"/>
    </style:style>
    <style:style style:name="P4" style:family="paragraph" style:parent-style-name="Standard">
      <style:text-properties officeooo:rsid="0016bae7" officeooo:paragraph-rsid="0016bae7"/>
    </style:style>
    <style:style style:name="P5" style:family="paragraph" style:parent-style-name="Standard">
      <style:text-properties officeooo:rsid="0018ea49" officeooo:paragraph-rsid="001a1475"/>
    </style:style>
    <style:style style:name="P6" style:family="paragraph" style:parent-style-name="Standard">
      <style:text-properties officeooo:rsid="001bc5c1" officeooo:paragraph-rsid="001bc5c1"/>
    </style:style>
    <style:style style:name="P7" style:family="paragraph" style:parent-style-name="Standard">
      <style:text-properties officeooo:rsid="001cb596" officeooo:paragraph-rsid="001bc5c1"/>
    </style:style>
    <style:style style:name="P8" style:family="paragraph" style:parent-style-name="Standard">
      <style:text-properties officeooo:rsid="001cb596" officeooo:paragraph-rsid="001cb596"/>
    </style:style>
    <style:style style:name="P9" style:family="paragraph" style:parent-style-name="Standard">
      <style:text-properties officeooo:rsid="001e9524" officeooo:paragraph-rsid="001e9524"/>
    </style:style>
    <style:style style:name="P10" style:family="paragraph" style:parent-style-name="Standard">
      <style:text-properties officeooo:rsid="001fa764" officeooo:paragraph-rsid="001e9524"/>
    </style:style>
    <style:style style:name="P11" style:family="paragraph" style:parent-style-name="Standard">
      <style:text-properties officeooo:rsid="001fa764" officeooo:paragraph-rsid="001fa764"/>
    </style:style>
    <style:style style:name="P12" style:family="paragraph" style:parent-style-name="Standard">
      <style:text-properties officeooo:rsid="0028688a" officeooo:paragraph-rsid="0028688a"/>
    </style:style>
    <style:style style:name="P13" style:family="paragraph" style:parent-style-name="Standard">
      <style:text-properties officeooo:rsid="002a00e8" officeooo:paragraph-rsid="002a00e8"/>
    </style:style>
    <style:style style:name="P14" style:family="paragraph" style:parent-style-name="Standard">
      <style:text-properties officeooo:rsid="002b3260" officeooo:paragraph-rsid="002b3260"/>
    </style:style>
    <style:style style:name="P15" style:family="paragraph" style:parent-style-name="Table_20_Contents">
      <style:text-properties officeooo:rsid="0022abbd" officeooo:paragraph-rsid="0024229d"/>
    </style:style>
    <style:style style:name="P16" style:family="paragraph" style:parent-style-name="Table_20_Contents">
      <style:text-properties style:text-underline-style="solid" style:text-underline-width="auto" style:text-underline-color="font-color" officeooo:rsid="0024229d" officeooo:paragraph-rsid="0024229d"/>
    </style:style>
    <style:style style:name="P17" style:family="paragraph" style:parent-style-name="Table_20_Contents">
      <style:text-properties officeooo:rsid="0024229d" officeooo:paragraph-rsid="0024229d"/>
    </style:style>
    <style:style style:name="P18" style:family="paragraph" style:parent-style-name="Table_20_Contents">
      <style:text-properties officeooo:rsid="002495f6" officeooo:paragraph-rsid="002495f6"/>
    </style:style>
    <style:style style:name="P19" style:family="paragraph" style:parent-style-name="Table_20_Contents">
      <style:text-properties officeooo:rsid="002495f6" officeooo:paragraph-rsid="002b3260"/>
    </style:style>
    <style:style style:name="P20" style:family="paragraph" style:parent-style-name="Table_20_Contents">
      <style:text-properties officeooo:rsid="00263356" officeooo:paragraph-rsid="00263356"/>
    </style:style>
    <style:style style:name="P21" style:family="paragraph" style:parent-style-name="Table_20_Contents">
      <style:text-properties officeooo:rsid="0028688a" officeooo:paragraph-rsid="0028688a"/>
    </style:style>
    <style:style style:name="P22" style:family="paragraph" style:parent-style-name="Table_20_Contents">
      <style:text-properties fo:font-weight="bold" officeooo:rsid="0020c9e2" officeooo:paragraph-rsid="0020c9e2" style:font-weight-asian="bold" style:font-weight-complex="bold"/>
    </style:style>
    <style:style style:name="P23" style:family="paragraph" style:parent-style-name="Table_20_Contents">
      <style:text-properties style:font-name="Gadugi" fo:font-size="11pt" officeooo:rsid="0022abbd" officeooo:paragraph-rsid="0022abbd" style:font-size-asian="11pt" style:font-size-complex="11pt"/>
    </style:style>
    <style:style style:name="P24" style:family="paragraph" style:parent-style-name="Standard">
      <style:text-properties officeooo:rsid="0016bae7" officeooo:paragraph-rsid="0016bae7"/>
    </style:style>
    <style:style style:name="P25" style:family="paragraph" style:parent-style-name="Standard">
      <style:text-properties style:text-underline-style="none" officeooo:rsid="00311399" officeooo:paragraph-rsid="003474c4"/>
    </style:style>
    <style:style style:name="P26" style:family="paragraph" style:parent-style-name="Standard">
      <style:text-properties style:text-underline-style="none" officeooo:rsid="0032c76f" officeooo:paragraph-rsid="003474c4"/>
    </style:style>
    <style:style style:name="P27" style:family="paragraph" style:parent-style-name="Standard">
      <style:text-properties style:text-underline-style="none" officeooo:rsid="0032c76f" officeooo:paragraph-rsid="001a1475"/>
    </style:style>
    <style:style style:name="P28" style:family="paragraph" style:parent-style-name="Standard">
      <style:text-properties style:text-underline-style="none" officeooo:rsid="003474c4" officeooo:paragraph-rsid="003474c4"/>
    </style:style>
    <style:style style:name="P29" style:family="paragraph" style:parent-style-name="Standard">
      <style:text-properties style:text-underline-style="none" officeooo:rsid="0035d433" officeooo:paragraph-rsid="0035d433"/>
    </style:style>
    <style:style style:name="P30" style:family="paragraph" style:parent-style-name="Standard">
      <style:text-properties style:text-underline-style="none" officeooo:rsid="0036a4be" officeooo:paragraph-rsid="0036a4be"/>
    </style:style>
    <style:style style:name="P31" style:family="paragraph" style:parent-style-name="Standard">
      <style:text-properties style:text-underline-style="none" officeooo:rsid="00384803" officeooo:paragraph-rsid="00384803"/>
    </style:style>
    <style:style style:name="P32" style:family="paragraph" style:parent-style-name="Standard">
      <style:text-properties style:text-underline-style="none" officeooo:rsid="0039084f" officeooo:paragraph-rsid="0039084f"/>
    </style:style>
    <style:style style:name="P33" style:family="paragraph" style:parent-style-name="Standard">
      <style:text-properties style:text-underline-style="none" officeooo:rsid="003a7f15" officeooo:paragraph-rsid="003a7f15"/>
    </style:style>
    <style:style style:name="P34" style:family="paragraph" style:parent-style-name="Standard">
      <style:text-properties officeooo:rsid="0028688a" officeooo:paragraph-rsid="0028688a"/>
    </style:style>
    <style:style style:name="P35" style:family="paragraph" style:parent-style-name="Standard">
      <style:text-properties style:text-underline-style="solid" style:text-underline-width="auto" style:text-underline-color="font-color" officeooo:rsid="002f3747" officeooo:paragraph-rsid="003474c4"/>
    </style:style>
    <style:style style:name="P36" style:family="paragraph" style:parent-style-name="Standard">
      <style:text-properties style:text-underline-style="solid" style:text-underline-width="auto" style:text-underline-color="font-color" officeooo:rsid="0032c76f" officeooo:paragraph-rsid="003474c4"/>
    </style:style>
    <style:style style:name="P37" style:family="paragraph" style:parent-style-name="Standard">
      <style:text-properties style:text-underline-style="solid" style:text-underline-width="auto" style:text-underline-color="font-color" officeooo:rsid="001a1475" officeooo:paragraph-rsid="003474c4"/>
    </style:style>
    <style:style style:name="P38" style:family="paragraph" style:parent-style-name="Standard">
      <style:text-properties officeooo:paragraph-rsid="003474c4"/>
    </style:style>
    <style:style style:name="P39" style:family="paragraph" style:parent-style-name="Standard">
      <style:text-properties officeooo:rsid="0015ec7b" officeooo:paragraph-rsid="0015ec7b"/>
    </style:style>
    <style:style style:name="P40" style:family="paragraph" style:parent-style-name="Standard">
      <style:text-properties officeooo:rsid="001bc5c1" officeooo:paragraph-rsid="001bc5c1"/>
    </style:style>
    <style:style style:name="P41" style:family="paragraph" style:parent-style-name="Standard">
      <style:text-properties officeooo:rsid="001cb596" officeooo:paragraph-rsid="001bc5c1"/>
    </style:style>
    <style:style style:name="P42" style:family="paragraph" style:parent-style-name="Standard">
      <style:text-properties officeooo:rsid="003ef57b" officeooo:paragraph-rsid="003ef57b"/>
    </style:style>
    <style:style style:name="P43" style:family="paragraph" style:parent-style-name="Standard">
      <style:text-properties officeooo:rsid="003feaa9" officeooo:paragraph-rsid="003feaa9"/>
    </style:style>
    <style:style style:name="P44" style:family="paragraph" style:parent-style-name="Preformatted_20_Text">
      <style:text-properties style:text-underline-style="none" officeooo:rsid="00311399" officeooo:paragraph-rsid="003474c4"/>
    </style:style>
    <style:style style:name="P45" style:family="paragraph" style:parent-style-name="Preformatted_20_Text">
      <style:text-properties officeooo:paragraph-rsid="003474c4"/>
    </style:style>
    <style:style style:name="P46" style:family="paragraph" style:parent-style-name="Preformatted_20_Text">
      <style:paragraph-properties fo:margin-top="0cm" fo:margin-bottom="0.499cm" loext:contextual-spacing="false"/>
      <style:text-properties officeooo:rsid="00311399" officeooo:paragraph-rsid="003474c4"/>
    </style:style>
    <style:style style:name="P47" style:family="paragraph" style:parent-style-name="Table_20_Contents">
      <style:text-properties style:font-name="Gadugi" fo:font-size="11pt" style:text-underline-style="solid" style:text-underline-width="auto" style:text-underline-color="font-color" officeooo:rsid="0022abbd" officeooo:paragraph-rsid="0022abbd" style:font-size-asian="11pt" style:font-size-complex="11pt"/>
    </style:style>
    <style:style style:name="T1" style:family="text">
      <style:text-properties officeooo:rsid="00163620"/>
    </style:style>
    <style:style style:name="T2" style:family="text">
      <style:text-properties officeooo:rsid="0016bae7"/>
    </style:style>
    <style:style style:name="T3" style:family="text">
      <style:text-properties officeooo:rsid="00176988"/>
    </style:style>
    <style:style style:name="T4" style:family="text">
      <style:text-properties officeooo:rsid="001e9524"/>
    </style:style>
    <style:style style:name="T5" style:family="text">
      <style:text-properties officeooo:rsid="00263356" fo:background-color="#adc5e7" loext:char-shading-value="0"/>
    </style:style>
    <style:style style:name="T6" style:family="text">
      <style:text-properties officeooo:rsid="002a00e8"/>
    </style:style>
    <style:style style:name="T7" style:family="text">
      <style:text-properties officeooo:rsid="002b326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3ef57b"/>
    </style:style>
    <style:style style:name="T10" style:family="text">
      <style:text-properties style:text-underline-style="none"/>
    </style:style>
    <style:style style:name="T11" style:family="text">
      <style:text-properties style:text-underline-style="none" officeooo:rsid="00311399"/>
    </style:style>
    <style:style style:name="T12" style:family="text">
      <style:text-properties style:text-underline-style="none" officeooo:rsid="0032c76f"/>
    </style:style>
    <style:style style:name="T13" style:family="text">
      <style:text-properties style:text-underline-style="none" officeooo:rsid="003474c4"/>
    </style:style>
    <style:style style:name="T14" style:family="text">
      <style:text-properties officeooo:rsid="002d7450"/>
    </style:style>
    <style:style style:name="T15" style:family="text">
      <style:text-properties officeooo:rsid="002f3747"/>
    </style:style>
    <style:style style:name="T16" style:family="text">
      <style:text-properties officeooo:rsid="0032c76f"/>
    </style:style>
    <style:style style:name="T17" style:family="text">
      <style:text-properties officeooo:rsid="003474c4"/>
    </style:style>
    <style:style style:name="T18" style:family="text">
      <style:text-properties officeooo:rsid="0035d433"/>
    </style:style>
    <style:style style:name="T19" style:family="text">
      <style:text-properties officeooo:rsid="00384803"/>
    </style:style>
    <style:style style:name="T20" style:family="text">
      <style:text-properties style:font-name="Liberation Mono" fo:font-size="10pt" style:font-name-asian="Liberation Mono" style:font-size-asian="10pt" style:font-name-complex="Liberation Mono" style:font-size-complex="10pt"/>
    </style:style>
    <style:style style:name="T21" style:family="text">
      <style:text-properties style:font-name="Liberation Mono" fo:font-size="10pt" officeooo:rsid="0036a4be" style:font-name-asian="Liberation Mono" style:font-size-asian="10pt" style:font-name-complex="Liberation Mono" style:font-size-complex="10pt"/>
    </style:style>
    <style:style style:name="T22" style:family="text">
      <style:text-properties officeooo:rsid="003a7f15"/>
    </style:style>
    <style:style style:name="T23" style:family="text">
      <style:text-properties officeooo:rsid="003b7cf8"/>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63620" style:font-size-asian="14pt" style:font-weight-asian="bold" style:font-size-complex="14pt" style:font-weight-complex="bold"/>
    </style:style>
    <style:style style:name="T26" style:family="text">
      <style:text-properties officeooo:rsid="003e9b9b"/>
    </style:style>
    <style:style style:name="T27" style:family="text">
      <style:text-properties officeooo:rsid="003ef5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25">III </text:span><text:span text:style-name="T24">Application mobile.</text:span></text:p>
      <text:p text:style-name="P2">L’interface graphique de l’utilisateur sera sous forme d’une application mobile. Elle aura pour but de fournir des informations sur la plante, <text:span text:style-name="T14">d’envoyer des alertes sur l’état du systeme </text:span>et de lui envoyer certaines informations.</text:p>
      <text:p text:style-name="P2"/>
      <text:p text:style-name="P1"><text:span text:style-name="T1">A) </text:span>Fonctionnalité<text:span text:style-name="T6">s</text:span> de l’application :</text:p>
      <text:p text:style-name="P3">1. Choix d’une plante</text:p>
      <text:p text:style-name="P3">L’utilisateur doit choisir une espèce de plante qui se trouve dans la base de donnée <text:span text:style-name="T26">(cf partie IV : base de donnée)</text:span>, dans une barre de recherche. Afin de facilit<text:span text:style-name="T6">er</text:span> ce choix, l’application doit proposer une liste de plante « <text:span text:style-name="T2">candidate » grâce aux premières lettres tapées par l’utilisateur, sous forme d’une liste (à la manière d’un moteur de recherche).</text:span></text:p>
      <text:p text:style-name="P3"><text:span text:style-name="T2">2</text:span>. Envoie d’information<text:span text:style-name="T2">s</text:span> à la carte arduino</text:p>
      <text:p text:style-name="P4">Une fois le choix de la plante validée, les informations sur la plante nécessaire pour la carte </text:p>
      <text:p text:style-name="P4"><text:s/>arduino (voir partie V : plateforme IOT) sont envoyés par l’application à l’application firebase.</text:p>
      <text:p text:style-name="P4">3. <text:span text:style-name="T6">Réception</text:span> et affichage des relevés</text:p>
      <text:p text:style-name="P4">L’application <text:span text:style-name="T6">possédera</text:span> une vue pour afficher les relevé<text:span text:style-name="T6">s</text:span> <text:span text:style-name="T3">réalisés sur la plante. Sur le même écran, la température, le taux d’humidité de la terre sont affichés, avec des alertes si le taux d’humidité ou la température n’est pas bonne pour la plante. Une alerte est aussi envoyée si le réservoir d’eau est presque vide.</text:span></text:p>
      <text:p text:style-name="P5"/>
      <text:p text:style-name="P27"/>
      <text:p text:style-name="P6"><text:span text:style-name="T9">B</text:span><text:span text:style-name="T8">) Technologie utilisé :</text:span></text:p>
      <text:p text:style-name="P6">La programmation sera faites en java, les ressources (layout, texte, …) en XML. <text:span text:style-name="T4">Le logiciel utilisé sera Android Studio.</text:span></text:p>
      <text:p text:style-name="P7"/>
      <text:p text:style-name="P42">C) Expérience utilisateur :</text:p>
      <text:p text:style-name="P43">1)Vues :</text:p>
      <text:p text:style-name="P43"/>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9">IV) Base de donnée</text:p>
      <text:p text:style-name="P9">La base de donnée <text:span text:style-name="T6">sql </text:span>comportera les informations sur les besoins de chaque espèce de plante.</text:p>
      <text:p text:style-name="P9">Elle sera composé<text:span text:style-name="T6">e</text:span> d’une table unique.</text:p>
      <text:p text:style-name="P10"/>
      <text:p text:style-name="P13">A) Description de la table</text:p>
      <text:p text:style-name="P13"/>
      <table:table table:name="Tableau1" table:style-name="Tableau1">
        <table:table-column table:style-name="Tableau1.A"/>
        <table:table-row>
          <table:table-cell table:style-name="Tableau1.A1" office:value-type="string">
            <text:p text:style-name="P22">Plante</text:p>
          </table:table-cell>
        </table:table-row>
        <table:table-row>
          <table:table-cell table:style-name="Tableau1.A2" office:value-type="string">
            <text:p text:style-name="P47">Nom</text:p>
            <text:p text:style-name="P23">TempExtremeMin</text:p>
            <text:p text:style-name="P23">TempExtremeMax</text:p>
            <text:p text:style-name="P23">LumExtremeMin</text:p>
            <text:p text:style-name="P23">LumExtremeMax</text:p>
            <text:p text:style-name="P23"><text:soft-page-break/>HumiditeMin</text:p>
            <text:p text:style-name="P23">HumiditeMax</text:p>
          </table:table-cell>
        </table:table-row>
      </table:table>
      <text:p text:style-name="P11"/>
      <text:p text:style-name="P13">Détail de chaque colonne :</text:p>
      <text:p text:style-name="P1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7">colonne</text:p>
          </table:table-cell>
          <table:table-cell table:style-name="Tableau2.A1" office:value-type="string">
            <text:p text:style-name="P17">type</text:p>
          </table:table-cell>
          <table:table-cell table:style-name="Tableau2.A1" office:value-type="string">
            <text:p text:style-name="P17">contrainte</text:p>
          </table:table-cell>
          <table:table-cell table:style-name="Tableau2.D1" office:value-type="string">
            <text:p text:style-name="P17">description</text:p>
          </table:table-cell>
        </table:table-row>
        <table:table-row>
          <table:table-cell table:style-name="Tableau2.A2" office:value-type="string">
            <text:p text:style-name="P16">Nom</text:p>
          </table:table-cell>
          <table:table-cell table:style-name="Tableau2.A2" office:value-type="string">
            <text:p text:style-name="P17"><text:span text:style-name="T7">Chaîne</text:span> de</text:p>
            <text:p text:style-name="P17">caractère</text:p>
          </table:table-cell>
          <table:table-cell table:style-name="Tableau2.A2" office:value-type="string">
            <text:p text:style-name="P18">Clé primaire</text:p>
          </table:table-cell>
          <table:table-cell table:style-name="Tableau2.D2" office:value-type="string">
            <text:p text:style-name="P18">Le nom de l’espèce</text:p>
          </table:table-cell>
        </table:table-row>
        <table:table-row>
          <table:table-cell table:style-name="Tableau2.A2" office:value-type="string">
            <text:p text:style-name="P17">TempExtremeMin</text:p>
          </table:table-cell>
          <table:table-cell table:style-name="Tableau2.A2" office:value-type="string">
            <text:p text:style-name="P17">réel</text:p>
          </table:table-cell>
          <table:table-cell table:style-name="Tableau2.A2" office:value-type="string">
            <text:p text:style-name="P19">- non <text:span text:style-name="T7">NULL</text:span></text:p>
          </table:table-cell>
          <table:table-cell table:style-name="Tableau2.D2" table:number-rows-spanned="2" office:value-type="string">
            <text:p text:style-name="P20">Intervalle de température que l’espèce peut supporter</text:p>
          </table:table-cell>
        </table:table-row>
        <table:table-row>
          <table:table-cell table:style-name="Tableau2.A2" office:value-type="string">
            <text:p text:style-name="P17">TempExtremeMax</text:p>
          </table:table-cell>
          <table:table-cell table:style-name="Tableau2.A2" office:value-type="string">
            <text:p text:style-name="P17">réel</text:p>
          </table:table-cell>
          <table:table-cell table:style-name="Tableau2.A2" office:value-type="string">
            <text:p text:style-name="P19">- non <text:span text:style-name="T7">NULL</text:span></text:p>
          </table:table-cell>
          <table:covered-table-cell/>
        </table:table-row>
        <table:table-row>
          <table:table-cell table:style-name="Tableau2.A5" office:value-type="string">
            <text:p text:style-name="P15">HumiditeMin</text:p>
          </table:table-cell>
          <table:table-cell table:style-name="Tableau2.A5" office:value-type="string">
            <text:p text:style-name="P17">réel</text:p>
          </table:table-cell>
          <table:table-cell table:style-name="Tableau2.A5" office:value-type="string">
            <text:p text:style-name="P18">- Pourcentage (compris entre 0 et 100)</text:p>
            <text:p text:style-name="P19">- non <text:span text:style-name="T7">NULL</text:span></text:p>
          </table:table-cell>
          <table:table-cell table:style-name="Tableau2.D5" table:number-rows-spanned="2" office:value-type="string">
            <text:p text:style-name="P21">L’intervalle du degrés d’humidité de la terre. Le taux d’humidité de la terre doit toujours être dans cet intervalle.</text:p>
            <text:p text:style-name="P21"/>
          </table:table-cell>
        </table:table-row>
        <table:table-row>
          <table:table-cell table:style-name="Tableau2.A5" office:value-type="string">
            <text:p text:style-name="P15">HumiditeMax</text:p>
          </table:table-cell>
          <table:table-cell table:style-name="Tableau2.A5" office:value-type="string">
            <text:p text:style-name="P18">réel</text:p>
          </table:table-cell>
          <table:table-cell table:style-name="Tableau2.A5" office:value-type="string">
            <text:p text:style-name="P18">- Pourcentage (compris entre 0 et 100)</text:p>
            <text:p text:style-name="P19">- non <text:span text:style-name="T7">NULL</text:span></text:p>
          </table:table-cell>
          <table:covered-table-cell/>
        </table:table-row>
      </table:table>
      <text:p text:style-name="P14"/>
      <text:p text:style-name="P11"/>
      <text:p text:style-name="P12"/>
      <text:p text:style-name="P12"/>
      <text:p text:style-name="P12"/>
      <text:p text:style-name="P12">C) Technologie utilisées :</text:p>
      <text:p text:style-name="P12">Le SGBD est de type sqlite, et la base de donnée est installé en local sur le téléphone en même temps que l’application.</text:p>
      <text:p text:style-name="P12"/>
      <text:p text:style-name="P12"/>
      <text:p text:style-name="P37"><text:span text:style-name="T17">V</text:span>) Connexion : <text:span text:style-name="T15">Firebase</text:span></text:p>
      <text:p text:style-name="P35">p<text:span text:style-name="T10">our la connexion entre l’arduino et l’application, nous utilisons firebase realtime database, qui est un outil permettant de stocker temporairement des données (variable temporaire).</text:span></text:p>
      <text:p text:style-name="P36"><text:span text:style-name="T11">L’</text:span><text:span text:style-name="T10">URL de notre base de donnée est </text:span><text:a xlink:type="simple" xlink:href="https://careplant-bad6a.firebaseio.com/.json" text:style-name="Internet_20_link" text:visited-style-name="Visited_20_Internet_20_Link"><text:span text:style-name="T8">https://careplant-bad6a.firebaseio.com/.json</text:span></text:a><text:span text:style-name="T10">.</text:span></text:p>
      <text:p text:style-name="P35"><text:span text:style-name="T11">Les données sont stocker en JSON </text:span><text:span text:style-name="T12">dont le schéma est donné ci dessous </text:span><text:span text:style-name="T11">:</text:span></text:p>
      <text:p text:style-name="P25"/>
      <text:p text:style-name="P44">{</text:p>
      <text:p text:style-name="P45"><text:s text:c="2"/>"capteurs": {</text:p>
      <text:p text:style-name="P45"><text:s text:c="4"/>"humidite": 0.1,</text:p>
      <text:p text:style-name="P45"><text:s text:c="4"/>"niveau": 2,</text:p>
      <text:p text:style-name="P45"><text:s text:c="4"/>"temperature": 26.45,</text:p>
      <text:p text:style-name="P45"><text:s text:c="2"/>},</text:p>
      <text:p text:style-name="P45"/>
      <text:p text:style-name="P45"><text:s text:c="2"/>"info": {</text:p>
      <text:p text:style-name="P45"><text:s text:c="4"/>"HumiditeMax": 40,</text:p>
      <text:p text:style-name="P45"><text:s text:c="4"/>"HumiditeMin": 20,</text:p>
      <text:p text:style-name="P45"><text:s text:c="4"/>"temperatureMax": 10,</text:p>
      <text:p text:style-name="P45"><text:s text:c="4"/>"temperatureMin": 20,</text:p>
      <text:p text:style-name="P45"><text:s text:c="2"/>}</text:p>
      <text:p text:style-name="P46">}</text:p>
      <text:p text:style-name="P38"><text:span text:style-name="T13">A</text:span><text:span text:style-name="T11">) Depuis application :</text:span></text:p>
      <text:p text:style-name="P25">Nous utilisons l’API de ce service depuis l’application. L’application <text:span text:style-name="T23">écrit</text:span> <text:span text:style-name="T23">dans le</text:span> champ « info », en le remplissant des <text:span text:style-name="T16">caractéristiques de la plante sélectionnées par l’application. L’application lit dans le champ capteurs pour récupérer les données de l’arduino.</text:span></text:p>
      <text:p text:style-name="P26"/>
      <text:p text:style-name="P26"><text:soft-page-break/><text:span text:style-name="T17">B</text:span>) Depuis l’arduino :</text:p>
      <text:p text:style-name="P26">L’arduino écrit dans le champ capteurs les valeurs récupéré par les capteurs, et lit dans le champ info les caracteristique de la plante, utile<text:span text:style-name="T17">s</text:span> pour pouvoir arroser au bon moment.</text:p>
      <text:p text:style-name="P26">Pour plus de simplicité et comme les opérations réaliser par l’arduino sur firebase sont <text:span text:style-name="T23">élémentaire</text:span>, nous n’utilisons pas l’API de firebase depuis l’arduino, mais directement des requêtes de type PATCH, <text:span text:style-name="T17">sur l’url https://careplant-bad6a.firebaseio.com/capteurs.json</text:span>.</text:p>
      <text:p text:style-name="P28">La carte arduino ne possédant pas de moyen de se <text:span text:style-name="T23">connecter</text:span> à internet, nous devions trouver un moyen de <text:span text:style-name="T23">connecter</text:span> le systeme arduino à firebase. Comme dit auparavant, les nombreux problèmes rencontrés avec notre solution initiale, l’ESP32, nous ont poussé<text:span text:style-name="T23">s</text:span> à trouver une solution <text:span text:style-name="T23">alternative</text:span> pour tester le code arduino. Cette solution est décrite ci dessous.</text:p>
      <text:p text:style-name="P28"/>
      <text:p text:style-name="P28">C) Connexion physique arduino-Firebase (proxy)</text:p>
      <text:p text:style-name="P28">Nous avons décidé, pour nos tests, de garder l’arduino <text:span text:style-name="T22">connecté</text:span> à l’ordinateur, et de faire passer <text:span text:style-name="T18">les informations à envoyer sur le port serial. Nous avons créé un proxy en python (python 3), sur l’ordinateur, qui fait office d’intermédiaire entre l’arduino et firebase. Le proxy communique avec l’arduino grâce au port serial (module pyserial de python3), et il communique avec firebase grâce à l’accès internet fournis par l’ordinateur (module requests de python3).</text:span></text:p>
      <text:p text:style-name="P28"/>
      <text:p text:style-name="P29">1) Protocole de communication arduino →<text:span text:style-name="T19"> </text:span>proxy</text:p>
      <text:p text:style-name="P30">L’arduino envoie sur le port serial une <text:span text:style-name="T19">chaîne</text:span> de caractère de la forme "<text:span text:style-name="T20">ChampAModifier valeur</text:span>" <text:span text:style-name="T19">(sans oublier l’espace entre les deux paramètre)</text:span>.</text:p>
      <text:p text:style-name="P31"><text:span text:style-name="T21">ChampAModifier</text:span> est une chaîne parmi "<text:span text:style-name="T21">humidite</text:span>", "<text:span text:style-name="T21">temperature</text:span>", "<text:span text:style-name="T21">niveau</text:span>". <text:span text:style-name="T21">Valeur</text:span> est une valeur numérique. Le proxy peut ensuite modifier le champ correspondant <text:span text:style-name="T22">(dans firebase)</text:span> avec la valeur correspondante.</text:p>
      <text:p text:style-name="P32">Exemple : "<text:span text:style-name="T21">humidite 50</text:span>"</text:p>
      <text:p text:style-name="P31"/>
      <text:p text:style-name="P31">2) Protocole de communication proxy → arduino</text:p>
      <text:p text:style-name="P31">Le proxy en python envoie sur le port serial une chaine de <text:span text:style-name="T22">4 </text:span>caractère de la forme "<text:span text:style-name="T21">initialeInfo valeur</text:span><text:span text:style-name="T22">" (sans espace entre les deux paramètre).</text:span></text:p>
      <text:p text:style-name="P33"><text:span text:style-name="T21">InitialeInfo</text:span> est une valeur parmis "<text:span text:style-name="T21">HM</text:span>", "<text:span text:style-name="T21">HP</text:span>", "<text:span text:style-name="T21">TM</text:span>", "<text:span text:style-name="T21">TP</text:span>" (respectivement <text:span text:style-name="T21">humiditeMoins</text:span>, <text:span text:style-name="T21">humiditePlus</text:span>, <text:span text:style-name="T21">temperatureMoins</text:span>, <text:span text:style-name="T21">temperaturePlus</text:span>). Valeur est une valeur numérique, d’une taille de deux caractere.</text:p>
      <text:p text:style-name="P33">Exemple : "<text:span text:style-name="T21">HM05</text:span>"</text:p>
      <text:p text:style-name="P33"><text:s text:c="18"/>"<text:span text:style-name="T21">TP40</text:span>"</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13:53:52.152917891</meta:creation-date>
    <dc:date>2020-01-19T17:17:49.439009649</dc:date>
    <meta:editing-duration>PT3H23M24S</meta:editing-duration>
    <meta:editing-cycles>21</meta:editing-cycles>
    <meta:generator>LibreOffice/5.2.7.2$Linux_X86_64 LibreOffice_project/20m0$Build-2</meta:generator>
    <meta:document-statistic meta:table-count="2" meta:image-count="0" meta:object-count="0" meta:page-count="3" meta:paragraph-count="88" meta:word-count="813" meta:character-count="5330" meta:non-whitespace-character-count="4549"/>
  </office:meta>
</office:document-meta>
</file>